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itle" style:master-page-name="Standard">
      <style:paragraph-properties style:page-number="auto"/>
    </style:style>
    <style:style style:name="P3" style:family="paragraph" style:parent-style-name="Standard">
      <style:text-properties fo:font-weight="bold" style:font-weight-asian="bold"/>
    </style:style>
    <style:style style:name="P4" style:family="paragraph" style:parent-style-name="Standard">
      <style:text-properties fo:font-weight="normal" style:font-weight-asian="normal" style:font-weight-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weight-complex="normal"/>
    </style:style>
    <style:style style:name="T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tion</text:p>
      <text:p text:style-name="Standard"/>
      <text:h text:style-name="Heading_20_1" text:outline-level="1">Abstract</text:h>
      <text:p text:style-name="Text_20_body">This project provides a proof-of-concept agent-based model for the problem of how social networking impacts on the behaviour of smoking cessation. By attempting to build a basic model of human smoking behaviours and defining interactions, this model allows for <text:s/>simulations using, in theory, any number of autonomous entities. <text:span text:style-name="T2">CHAT ABOUT RESULTS</text:span></text:p>
      <text:h text:style-name="Heading_20_1" text:outline-level="1">Project Overview</text:h>
      <text:p text:style-name="Standard">A great deal of current research in the field of Computer Science focus on tackling real-world problems through a combination of separate theoretical areas, using abstract techniques to represent, merge and ultimate gain new information about these problems. Generally speaking, this project takes the fields of smoking cessation and social networking and, by mapping them to an agent-based model, tries to provide information about how social situations and conditions change the behaviour of someone in giving up smoking. On top of this, it aims to assess whether this would be useful as a starting point for commercial level approach to investigating smoking cessation by considering the implementation in terms of scalability, efficiency and more.</text:p>
      <text:p text:style-name="Standard">For each of the constituent fields used within this project, there is the potential for an entire project in each. As such, the scope of this work was limited to an attempt to create a basic model of smoking related behaviours and social interactions. By doing this, it could act as a proof of concept for further work in emulating human behaviour or social networking, should the model indicate that it would be useful. At this point, it should be noted that social network is referred to in the context of all social interaction as opposed to just that of online networking. </text:p>
      <text:p text:style-name="P4">Overall, the project is split into three sections, each building upon the previous. To provide an understanding of any existing useful work as well as where the gaps in the existing research lie, the relevant fields were investigated. This was followed up by the development of the model itself, with a focus on extensibility and maintainability, which involved mapping the problem domains of networking and human behaviour onto abstract representations. The final part of the project was to analyse this model by both considering its features and running sample simulations, the latter aiming to provide some new information about the interplay of smoking cessation and social networks. </text:p>
      <text:h text:style-name="Heading_20_1" text:outline-level="1">Project Rationale</text:h>
      <text:p text:style-name="Standard">As described above, the project is focused on smoking cessation and in particular, what factors contribute to individuals to giving up. Smoking is a big problem for healthcare in many countries partly due to the expense managing it – in 2005/06, the National Health Service (NHS) spent around £5.2 billion on costs directly related to smoking [<text:span text:style-name="T1">REF PG 78 NHS paper</text:span>]. Adding to this, many smokers are cited as wanting to give up though failing in their attempts [<text:span text:style-name="T2">REF</text:span><text:span text:style-name="T4">]. Understanding the social conditions through which smoking cessation is made more successful would be very useful from the point of view of the NHS and the individual. </text:span></text:p>
      <text:p text:style-name="Standard"><text:span text:style-name="T4">Furthermore, due to the advent of services such as Facebook, Twitter and other online social networks, the concept of networking has become significantly more popular in recent years, although it is an ever-present factor in life [</text:span><text:span text:style-name="T3">Ref USN pg 4]. </text:span><text:span text:style-name="T4">Whilst studied for a long time in </text:span><text:soft-page-break/><text:span text:style-name="T4">areas such as sociology, computer representations of these are relatively new. On top of this, there is a lot of interest in the impact of these networks on human behaviours; with reference to smoking cessation, an area of particular interest are that of health being affect due to those in close social proximity. Being able to investigate these effects and understand what changes their severity is a key factor in applying them to giving up smoking.</text:span></text:p>
      <text:p text:style-name="Standard"><text:span text:style-name="T4">One approach to this is to perform a wide range of surveys, psychological and sociological studies to try to find out these conditions which could then be replicated in real social circles. Not only would this be very expensive, but the information gained in this kind of study depends on a number of circumstantial factors of the participants and as such, it may not be relevant everywhere, causing further expense and time in re-running this work. Using a computer model presents an alternative that, if developed accurately, can be adapted and tuned to simulate different situations. </text:span>Ultimately, this project aims to provide an adaptable and configurable model of the effects of social networking upon smoking cessation such that new information can be gained about the problem and, with further development into human behaviours and social interaction, extending the model could provide more insight into how different situations can be manipulated to aid in giving up smoking.</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 style:class="text">
      <style:paragraph-properties fo:margin-top="0.423cm" fo:margin-bottom="0cm" fo:keep-together="always" fo:keep-with-next="always"/>
      <style:text-properties fo:color="#2e74b5" style:font-name="Calibri Light" fo:font-size="16pt" style:font-size-asian="16pt" style:font-size-complex="16pt"/>
    </style:style>
    <style:style style:name="Title" style:family="paragraph" style:parent-style-name="Standard" style:next-style-name="Subtitle" style:default-outline-level="" style:class="chapter">
      <style:paragraph-properties fo:margin-top="0cm" fo:margin-bottom="0cm" fo:line-height="100%" fo:text-align="center" style:justify-single-word="false"/>
      <style:text-properties style:font-name="Calibri Light" fo:font-size="28pt" fo:letter-spacing="-0.018cm" fo:font-weight="bold" style:letter-kerning="true"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paragraph-properties fo:margin="100%" fo:margin-left="1.27cm" fo:margin-right="0cm" fo:margin-top="0cm" fo:margin-bottom="0.282cm" fo:text-indent="0cm" style:auto-text-indent="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size="28pt" fo:letter-spacing="-0.018cm" style:letter-kerning="true" style:font-size-asian="28pt" style:font-size-complex="28pt"/>
    </style:style>
    <style:style style:name="Heading_20_1_20_Char" style:display-name="Heading 1 Char" style:family="text" style:parent-style-name="Default_20_Paragraph_20_Font">
      <style:text-properties fo:color="#2e74b5" style:font-name="Calibri Light" fo:font-size="16pt" style:font-size-asian="16pt" style:font-size-complex="16pt"/>
    </style:style>
    <style:style style:name="ListLabel_20_1" style:display-name="ListLabel 1" style:family="text">
      <style:text-properties style:font-name-complex="Calibri1"/>
    </style:style>
    <style:style style:name="ListLabel_20_2" style:display-name="ListLabel 2"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meta:initial-creator>
    <meta:editing-cycles>22</meta:editing-cycles>
    <meta:creation-date>2013-03-25T16:06:00</meta:creation-date>
    <dc:date>2013-04-13T20:18:18</dc:date>
    <meta:editing-duration>PT13H29M17S</meta:editing-duration>
    <meta:generator>OpenOffice.org/3.4.1$Unix OpenOffice.org_project/341m1$Build-9593</meta:generator>
    <meta:document-statistic meta:table-count="0" meta:image-count="0" meta:object-count="0" meta:page-count="2" meta:paragraph-count="11" meta:word-count="765" meta:character-count="476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